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3.65cm" fo:min-width="7.1cm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7.7cm" svg:height="4cm" svg:x="4.2cm" svg:y="1.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.8cm" svg:y1="3.2cm" svg:x2="4.2cm" svg:y2="3.2cm">
            <text:p/>
          </draw:line>
          <draw:line draw:style-name="gr2" draw:text-style-name="P2" draw:layer="layout" svg:x1="7.2cm" svg:y1="3.2cm" svg:x2="9.6cm" svg:y2="3.2cm">
            <text:p/>
          </draw:line>
          <draw:line draw:style-name="gr2" draw:text-style-name="P2" draw:layer="layout" svg:x1="7.2cm" svg:y1="2.2cm" svg:x2="9.6cm" svg:y2="2.2cm">
            <text:p/>
          </draw:line>
          <draw:line draw:style-name="gr2" draw:text-style-name="P2" draw:layer="layout" svg:x1="7.2cm" svg:y1="4.2cm" svg:x2="9.6cm" svg:y2="4.2cm">
            <text:p/>
          </draw:line>
          <draw:frame draw:style-name="gr3" draw:text-style-name="P3" draw:layer="layout" svg:width="2.733cm" svg:height="0.962cm" svg:x="4.4cm" svg:y="0.1cm">
            <draw:text-box>
              <text:p>MyTime</text:p>
            </draw:text-box>
          </draw:frame>
          <draw:frame draw:style-name="gr3" draw:text-style-name="P3" draw:layer="layout" svg:width="1.7cm" svg:height="0.962cm" svg:x="0.101cm" svg:y="2.6cm">
            <draw:text-box>
              <text:p>time</text:p>
            </draw:text-box>
          </draw:frame>
          <draw:frame draw:style-name="gr4" draw:text-style-name="P3" draw:layer="layout" svg:width="2.101cm" svg:height="0.962cm" svg:x="10.2cm" svg:y="1.7cm">
            <draw:text-box>
              <text:p>11</text:p>
            </draw:text-box>
          </draw:frame>
          <draw:frame draw:style-name="gr5" draw:text-style-name="P3" draw:layer="layout" svg:width="2.802cm" svg:height="1.673cm" svg:x="4.4cm" svg:y="2.7cm">
            <draw:text-box>
              <text:p>minutes</text:p>
            </draw:text-box>
          </draw:frame>
          <draw:frame draw:style-name="gr5" draw:text-style-name="P3" draw:layer="layout" svg:width="3.003cm" svg:height="1.673cm" svg:x="4.3cm" svg:y="3.7cm">
            <draw:text-box>
              <text:p>seconds</text:p>
            </draw:text-box>
          </draw:frame>
          <draw:frame draw:style-name="gr4" draw:text-style-name="P3" draw:layer="layout" svg:width="2.101cm" svg:height="0.962cm" svg:x="5.001cm" svg:y="1.7cm">
            <draw:text-box>
              <text:p>hours</text:p>
            </draw:text-box>
          </draw:frame>
          <draw:frame draw:style-name="gr4" draw:text-style-name="P3" draw:layer="layout" svg:width="2.101cm" svg:height="0.962cm" svg:x="10.201cm" svg:y="2.7cm">
            <draw:text-box>
              <text:p>59</text:p>
            </draw:text-box>
          </draw:frame>
          <draw:frame draw:style-name="gr4" draw:text-style-name="P3" draw:layer="layout" svg:width="2.101cm" svg:height="0.962cm" svg:x="10.202cm" svg:y="3.7cm">
            <draw:text-box>
              <text:p>30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2.5cm" fo:page-height="5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21:50:27.758703233</meta:creation-date>
    <dc:date>2020-11-08T21:58:08.249995191</dc:date>
    <meta:editing-duration>PT7M42S</meta:editing-duration>
    <meta:editing-cycles>1</meta:editing-cycles>
    <meta:document-statistic meta:object-count="14"/>
    <meta:generator>LibreOffice/6.4.6.2$Linux_X86_64 LibreOffice_project/40$Build-2</meta:generator>
  </office:meta>
</office:document-meta>
</file>